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51d3" officeooo:paragraph-rsid="00165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s</text:p>
      <text:p text:style-name="P1"/>
      <text:p text:style-name="P1"/>
      <text:p text:style-name="P1">Level 1 – Der Beginn</text:p>
      <text:p text:style-name="P1"/>
      <text:p text:style-name="P1">Level 2 – Kompanie-Land</text:p>
      <text:p text:style-name="P1"/>
      <text:p text:style-name="P1">Level 3 – In die Finsternis</text:p>
      <text:p text:style-name="P1"/>
      <text:p text:style-name="P1">Level 4 – Mr. Kurz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7:07:17.998000000</meta:creation-date>
    <dc:date>2017-12-11T17:11:44.511000000</dc:date>
    <meta:editing-duration>PT4M26S</meta:editing-duration>
    <meta:editing-cycles>1</meta:editing-cycles>
    <meta:document-statistic meta:table-count="0" meta:image-count="0" meta:object-count="0" meta:page-count="1" meta:paragraph-count="5" meta:word-count="17" meta:character-count="94" meta:non-whitespace-character-count="78"/>
    <meta:generator>LibreOffice/5.3.7.2$Windows_X86_64 LibreOffice_project/6b8ed514a9f8b44d37a1b96673cbbdd077e24059</meta:generator>
  </office:meta>
</office:document-meta>
</file>